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3fcc" officeooo:paragraph-rsid="00193fcc"/>
    </style:style>
    <style:style style:name="P2" style:family="paragraph" style:parent-style-name="Standard">
      <style:text-properties style:text-position="0% 100%" officeooo:rsid="0019e0a7" officeooo:paragraph-rsid="0019e0a7"/>
    </style:style>
    <style:style style:name="P3" style:family="paragraph" style:parent-style-name="Standard">
      <style:text-properties style:text-position="0% 100%" fo:font-weight="bold" officeooo:rsid="001b418d" officeooo:paragraph-rsid="001b418d" style:font-weight-asian="bold" style:font-weight-complex="bold"/>
    </style:style>
    <style:style style:name="P4" style:family="paragraph" style:parent-style-name="Standard">
      <style:text-properties style:text-position="0% 100%" fo:font-weight="bold" officeooo:rsid="001c6302" officeooo:paragraph-rsid="001c6302" style:font-weight-asian="bold" style:font-weight-complex="bold"/>
    </style:style>
    <style:style style:name="P5" style:family="paragraph" style:parent-style-name="Standard">
      <style:text-properties style:text-position="0% 100%" fo:font-weight="normal" officeooo:rsid="001c6302" officeooo:paragraph-rsid="001c6302" style:font-weight-asian="normal" style:font-weight-complex="normal"/>
    </style:style>
    <style:style style:name="T1" style:family="text">
      <style:text-properties style:text-position="super 58%"/>
    </style:style>
    <style:style style:name="T2" style:family="text">
      <style:text-properties style:text-position="super 58%" officeooo:rsid="0019e0a7"/>
    </style:style>
    <style:style style:name="T3" style:family="text">
      <style:text-properties style:text-position="0% 100%"/>
    </style:style>
    <style:style style:name="T4" style:family="text">
      <style:text-properties style:text-position="0% 100%" officeooo:rsid="0019e0a7"/>
    </style:style>
    <style:style style:name="T5" style:family="text">
      <style:text-properties style:text-position="0% 100%" officeooo:rsid="001c6302"/>
    </style:style>
    <style:style style:name="T6" style:family="text">
      <style:text-properties style:text-position="0% 100%" officeooo:rsid="001cb693"/>
    </style:style>
    <style:style style:name="T7" style:family="text">
      <style:text-properties officeooo:rsid="0019e0a7"/>
    </style:style>
    <style:style style:name="T8" style:family="text">
      <style:text-properties officeooo:rsid="001b41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de nuevo y bienvenido en esta lección veremos otros dos métodos de solución de ecuaciones cuadráticas, quise poner estos dos métodos juntos porque están íntimamente relacionados, el primero es un método llamado completar el cuadrado, supongamos que tenemos una ecuación <text:span text:style-name="T7">cuadrática</text:span> de la forma,</text:p>
      <text:p text:style-name="P1"><text:tab/><text:tab/><text:tab/><text:tab/>x<text:span text:style-name="T1">2</text:span><text:span text:style-name="T3">+Bx+C=0</text:span></text:p>
      <text:p text:style-name="P1"><text:span text:style-name="T3">la podemos escribir de la forma </text:span></text:p>
      <text:p text:style-name="P1"><text:span text:style-name="T3"><text:tab/><text:tab/><text:tab/><text:tab/>x</text:span><text:span text:style-name="T1">2</text:span><text:span text:style-name="T3">+Bx=-C</text:span></text:p>
      <text:p text:style-name="P1"><text:span text:style-name="T3">y el </text:span><text:span text:style-name="T4">método</text:span><text:span text:style-name="T3"> consiste en escribir un trinomio cuadrado perfecto sumando a ambos lados de la ecuación una cantidad, </text:span></text:p>
      <text:p text:style-name="P1"><text:span text:style-name="T3"><text:tab/><text:tab/><text:tab/><text:tab/>x</text:span><text:span text:style-name="T1">2</text:span><text:span text:style-name="T3">+Bx+D=-C+D</text:span></text:p>
      <text:p text:style-name="P1"><text:span text:style-name="T3">Ahora el reto </text:span><text:span text:style-name="T4">estaría</text:span><text:span text:style-name="T3"> en encontrar que valor necesita ser D para que </text:span><text:span text:style-name="T5">esta ecuación </text:span><text:span text:style-name="T3">sea un trinomio cuadrado perfecto, si no recuerdas que es un trinomio cuadrado perfecto es simplemente un producto notable, algo que es tan común que ya tiene una forma especifica de ser resuelto, </text:span><text:span text:style-name="T4">y para un trinomio cuadrado perfecto la factoriazación es un binomio al cuadrado, así que pensemos en un binomio que al multiplicarse por el mismo nos de x</text:span><text:span text:style-name="T2">2</text:span><text:span text:style-name="T4">+Bx+D, enfoque monos en los dos primeros términos x</text:span><text:span text:style-name="T2">2</text:span><text:span text:style-name="T4">+Bx <text:s/>recordemos que al expandir un binomio al cuadrado, el primer termino que nos queda es el cuadrado del primer termino del binomio, así que nuestro primer termino </text:span><text:span text:style-name="T6">del binomio</text:span><text:span text:style-name="T4"> tiene que ser x, y el segundo termino de la expansión es el doble del producto de ambos términos del binomio, si dejamos el segundo termino solo como B, entonces nos quedaría 2Bx, hay un dos que no queremos, pero si en lugar de dejar el segundo termino del binomio como B escribimos B/2, asi:</text:span></text:p>
      <text:p text:style-name="P1"><text:span text:style-name="T4"/></text:p>
      <text:p text:style-name="P1"><text:span text:style-name="T4"><text:tab/><text:tab/><text:tab/><text:tab/>(x+B/2)</text:span><text:span text:style-name="T2">2</text:span></text:p>
      <text:p text:style-name="P2">si lo expandimos nos queda, </text:p>
      <text:p text:style-name="P2"><text:tab/><text:tab/><text:tab/><text:tab/>(x+B/2)<text:span text:style-name="T1">2</text:span>= x<text:span text:style-name="T1">2</text:span>+Bx+B<text:span text:style-name="T1">2</text:span>/4</text:p>
      <text:p text:style-name="P2">así de este modo encontramos que si D es igual a <text:s/>B<text:span text:style-name="T1">2</text:span>/4 tendremos un trinomio cuadrado perfecto, <text:span text:style-name="T8">Veamos algunos ejemplos para que quede más claro, </text:span></text:p>
      <text:p text:style-name="P2"/>
      <text:p text:style-name="P3">UTILIZAR LOS EJEMPLOS PAGINA 149</text:p>
      <text:p text:style-name="P3"/>
      <text:p text:style-name="P5">ahora que ya sabemos completar el cuadrado veamos el segundo método, llamado Método de la Fórmula General, para explicarlo tomemos en cuenta una ecuación cuadrática de la forma </text:p>
      <text:p text:style-name="P5"/>
      <text:p text:style-name="P5"><text:tab/><text:tab/><text:tab/><text:tab/>ax<text:span text:style-name="T1">2</text:span>+bx+c=0 con a distinto de 0</text:p>
      <text:p text:style-name="P5">ahora vamos a resolverla, mediante el método de completar el cuadrado</text:p>
      <text:p text:style-name="P5"/>
      <text:p text:style-name="P4">NOTA ESTA ES LA DEMOSTRACIÓN DE LA FORMULA GENERAL, LA TENGO ESCRITA EN UN PAPEL ESCRIBIRLA AQUÍ SERIA MUY DIFICIL, UNA VEZ EXPLICADO PONER UNOS CUANTOS EJEMPLOS DE LA PAGINA 1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1:51:11.017000000</meta:creation-date>
    <dc:date>2019-06-15T12:38:11.540000000</dc:date>
    <meta:editing-duration>PT2M59S</meta:editing-duration>
    <meta:editing-cycles>1</meta:editing-cycles>
    <meta:document-statistic meta:table-count="0" meta:image-count="0" meta:object-count="0" meta:page-count="1" meta:paragraph-count="16" meta:word-count="355" meta:character-count="2144" meta:non-whitespace-character-count="1773"/>
    <meta:generator>LibreOffice/6.2.2.2$Windows_X86_64 LibreOffice_project/2b840030fec2aae0fd2658d8d4f9548af4e3518d</meta:generator>
  </office:meta>
</office:document-meta>
</file>